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background-color="#dbe9d6" fo:padding="0.097cm" fo:border="none">
        <style:background-image/>
      </style:table-cell-properties>
    </style:style>
    <style:style style:name="Table9.B2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9cm" style:rel-column-width="25740*"/>
    </style:style>
    <style:style style:name="Table8.B" style:family="table-column">
      <style:table-column-properties style:column-width="6.013cm" style:rel-column-width="3979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9cm" style:rel-column-width="25740*"/>
    </style:style>
    <style:style style:name="Table8.B" style:family="table-column">
      <style:table-column-properties style:column-width="6.013cm" style:rel-column-width="3979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1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ee4fa" style:font-size-asian="9pt" style:font-size-complex="9pt"/>
    </style:style>
    <style:style style:name="P1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12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size-complex="9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417323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2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1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2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23" style:family="paragraph" style:parent-style-name="Standard">
      <style:paragraph-properties fo:margin-top="0.035cm" fo:margin-bottom="0.035cm" style:contextual-spacing="false"/>
      <style:text-properties style:font-name="Calibri1" fo:font-size="9pt" officeooo:rsid="00676dde" officeooo:paragraph-rsid="00676dde" style:font-size-asian="9pt" style:font-name-complex="Courier New" style:font-size-complex="9pt"/>
    </style:style>
    <style:style style:name="P24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25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26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name-complex="Courier New" style:font-size-complex="9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28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1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2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6ce77a" style:font-size-asian="9pt" style:font-style-asian="normal" style:font-weight-asian="bold" style:font-name-complex="Courier New" style:font-size-complex="9pt" style:font-style-complex="normal" style:font-weight-complex="bold"/>
    </style:style>
    <style:style style:name="P34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35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36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37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38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39" style:family="paragraph" style:parent-style-name="Standard">
      <style:paragraph-properties fo:margin-top="0.035cm" fo:margin-bottom="0.035cm" style:contextual-spacing="false"/>
      <style:text-properties style:font-name="Calibri1" fo:font-size="9pt" fo:font-weight="bold" officeooo:rsid="006ce77a" officeooo:paragraph-rsid="006ce77a" style:font-size-asian="9pt" style:font-weight-asian="bold" style:font-name-complex="Courier New" style:font-size-complex="9pt" style:font-weight-complex="bold"/>
    </style:style>
    <style:style style:name="P40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41" style:family="paragraph" style:parent-style-name="Preformatted_20_Text">
      <style:text-properties style:font-name="Bahnschrift Light" fo:font-size="8pt" style:font-size-asian="8pt" style:font-size-complex="8pt"/>
    </style:style>
    <style:style style:name="P42" style:family="paragraph" style:parent-style-name="Preformatted_20_Text">
      <style:paragraph-properties fo:text-align="start" style:justify-single-word="false"/>
      <style:text-properties style:font-name="Bahnschrift Light" fo:font-size="8pt" officeooo:paragraph-rsid="00350115" style:font-size-asian="8pt" style:font-size-complex="8pt"/>
    </style:style>
    <style:style style:name="P43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44" style:family="paragraph" style:parent-style-name="Preformatted_20_Text">
      <style:text-properties style:font-name="Bahnschrift Light" fo:font-size="8pt" officeooo:paragraph-rsid="00606480" style:font-size-asian="8pt" style:font-size-complex="8pt"/>
    </style:style>
    <style:style style:name="P45" style:family="paragraph" style:parent-style-name="Standard">
      <style:text-properties style:font-name="Bahnschrift Light" fo:font-size="8pt" style:font-size-asian="8pt" style:font-size-complex="8pt"/>
    </style:style>
    <style:style style:name="P46" style:family="paragraph" style:parent-style-name="Preformatted_20_Text">
      <style:text-properties style:font-name="Bahnschrift Light" fo:font-size="8pt" officeooo:paragraph-rsid="0067353f" style:font-size-asian="8pt" style:font-size-complex="8pt"/>
    </style:style>
    <style:style style:name="P47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48" style:family="paragraph" style:parent-style-name="Table_20_Contents">
      <style:text-properties style:font-name="Bahnschrift Light" fo:font-size="8pt" officeooo:paragraph-rsid="0072c857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Bahnschrift Light" fo:font-size="9pt" officeooo:rsid="003a6be9" officeooo:paragraph-rsid="0067353f" style:font-size-asian="9pt" style:font-size-complex="9pt"/>
    </style:style>
    <style:style style:name="P50" style:family="paragraph" style:parent-style-name="Preformatted_20_Text">
      <style:text-properties officeooo:paragraph-rsid="0048eee1"/>
    </style:style>
    <style:style style:name="P51" style:family="paragraph" style:parent-style-name="Standard">
      <style:text-properties officeooo:paragraph-rsid="0048eee1"/>
    </style:style>
    <style:style style:name="P52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53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54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55" style:family="paragraph" style:parent-style-name="Table_20_Contents">
      <style:text-properties style:font-name="Calibri2" fo:font-size="9pt" officeooo:rsid="006c853f" officeooo:paragraph-rsid="006c853f" style:font-size-asian="9pt" style:font-size-complex="9pt"/>
    </style:style>
    <style:style style:name="P56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57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58" style:family="paragraph" style:parent-style-name="Standard">
      <style:text-properties officeooo:paragraph-rsid="004a09d4"/>
    </style:style>
    <style:style style:name="P59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6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72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73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74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75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Table_20_Contents">
      <style:text-properties officeooo:rsid="0037f642" officeooo:paragraph-rsid="0037f642" style:font-size-asian="9pt" style:font-size-complex="9pt"/>
    </style:style>
    <style:style style:name="P77" style:family="paragraph" style:parent-style-name="Preformatted_20_Text">
      <style:text-properties fo:color="#2b3789" loext:opacity="100%" style:font-name="Bahnschrift Light" fo:font-size="8pt" officeooo:paragraph-rsid="006d43f8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79" style:family="paragraph" style:parent-style-name="Standard">
      <style:text-properties officeooo:paragraph-rsid="006a5c87"/>
    </style:style>
    <style:style style:name="P80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82" style:family="paragraph" style:parent-style-name="Standard">
      <style:text-properties officeooo:paragraph-rsid="0072c857"/>
    </style:style>
    <style:style style:name="P83" style:family="paragraph" style:parent-style-name="Table_20_Contents">
      <style:text-properties officeooo:paragraph-rsid="0072c857"/>
    </style:style>
    <style:style style:name="P84" style:family="paragraph" style:parent-style-name="Standard">
      <style:paragraph-properties fo:break-before="auto" fo:break-after="auto"/>
    </style:style>
    <style:style style:name="P85" style:family="paragraph" style:parent-style-name="Table_20_Contents">
      <style:text-properties fo:font-weight="bold" officeooo:rsid="0020bdac" officeooo:paragraph-rsid="0072c857" style:font-weight-asian="bold" style:font-weight-complex="bold"/>
    </style:style>
    <style:style style:name="P86" style:family="paragraph" style:parent-style-name="Table_20_Contents">
      <style:text-properties fo:font-weight="bold" officeooo:paragraph-rsid="0072c857" style:font-weight-asian="bold" style:font-weight-complex="bold"/>
    </style:style>
    <style:style style:name="P87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72c857"/>
    </style:style>
    <style:style style:name="P88" style:family="paragraph" style:parent-style-name="Table_20_Contents">
      <style:text-properties officeooo:rsid="0023ca8c" officeooo:paragraph-rsid="0072c857"/>
    </style:style>
    <style:style style:name="P89" style:family="paragraph" style:parent-style-name="Table_20_Contents">
      <style:text-properties officeooo:rsid="0020e979" officeooo:paragraph-rsid="0072c857"/>
    </style:style>
    <style:style style:name="P90" style:family="paragraph" style:parent-style-name="Text_20_body">
      <style:text-properties officeooo:paragraph-rsid="0079506e"/>
    </style:style>
    <style:style style:name="P91" style:family="paragraph" style:parent-style-name="Text_20_body">
      <style:text-properties officeooo:rsid="0079506e" officeooo:paragraph-rsid="007aacb0"/>
    </style:style>
    <style:style style:name="P92" style:family="paragraph" style:parent-style-name="Text_20_body">
      <style:text-properties officeooo:paragraph-rsid="007dd107"/>
    </style:style>
    <style:style style:name="P93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94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95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96" style:family="paragraph" style:parent-style-name="Heading_20_2">
      <style:text-properties style:font-name="Calibri1" officeooo:paragraph-rsid="003bc8b9"/>
    </style:style>
    <style:style style:name="P97" style:family="paragraph" style:parent-style-name="Heading_20_2">
      <style:text-properties style:font-name="Calibri1" officeooo:paragraph-rsid="003c7ead"/>
    </style:style>
    <style:style style:name="P98" style:family="paragraph" style:parent-style-name="Heading_20_2">
      <style:text-properties style:font-name="Calibri1" officeooo:paragraph-rsid="0073b38f"/>
    </style:style>
    <style:style style:name="P99" style:family="paragraph" style:parent-style-name="Heading_20_2">
      <style:text-properties officeooo:paragraph-rsid="0063e06b"/>
    </style:style>
    <style:style style:name="P100" style:family="paragraph" style:parent-style-name="Heading_20_2">
      <style:text-properties officeooo:rsid="00474d45" officeooo:paragraph-rsid="0081c5e3"/>
    </style:style>
    <style:style style:name="P101" style:family="paragraph" style:parent-style-name="Preformatted_20_Text">
      <style:text-properties style:font-name="Bahnschrift Light" fo:font-size="8pt" fo:font-weight="normal" officeooo:rsid="00336512" officeooo:paragraph-rsid="00350115" style:font-size-asian="8pt" style:font-weight-asian="normal" style:font-size-complex="8pt" style:font-weight-complex="normal"/>
    </style:style>
    <style:style style:name="P102" style:family="paragraph" style:parent-style-name="Preformatted_20_Text">
      <style:text-properties style:font-name="Bahnschrift Light" fo:font-size="8pt" officeooo:paragraph-rsid="0067353f" style:font-size-asian="8pt" style:font-size-complex="8pt"/>
    </style:style>
    <style:style style:name="P103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104" style:family="paragraph" style:parent-style-name="Preformatted_20_Text">
      <style:paragraph-properties fo:text-align="start" style:justify-single-word="false"/>
      <style:text-properties style:font-name="Bahnschrift Light" fo:font-size="8pt" officeooo:paragraph-rsid="00350115" style:font-size-asian="8pt" style:font-size-complex="8pt"/>
    </style:style>
    <style:style style:name="P105" style:family="paragraph" style:parent-style-name="Preformatted_20_Text">
      <style:text-properties style:font-name="Bahnschrift Light" fo:font-size="9pt" fo:font-weight="normal" officeooo:rsid="003a6be9" officeooo:paragraph-rsid="0067353f" style:font-size-asian="9pt" style:font-weight-asian="normal" style:font-size-complex="9pt" style:font-weight-complex="normal"/>
    </style:style>
    <style:style style:name="P106" style:family="paragraph" style:parent-style-name="Preformatted_20_Text">
      <style:text-properties fo:color="#2b3789" loext:opacity="100%" style:font-name="Bahnschrift Light" fo:font-size="8pt" officeooo:paragraph-rsid="0067353f" style:font-size-asian="8pt" style:font-size-complex="8pt"/>
    </style:style>
    <style:style style:name="P107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37f642" officeooo:paragraph-rsid="006c853f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1a3404" style:font-size-asian="9pt" style:font-style-asian="normal" style:font-name-complex="Courier New" style:font-size-complex="9pt" style:font-style-complex="normal"/>
    </style:style>
    <style:style style:name="P10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italic" officeooo:rsid="0033bc01" officeooo:paragraph-rsid="00189b5e" style:font-size-asian="9pt" style:font-style-asian="italic" style:font-size-complex="9pt" style:font-style-complex="italic"/>
    </style:style>
    <style:style style:name="P110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111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11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1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114" style:family="paragraph" style:parent-style-name="Standard">
      <style:paragraph-properties fo:margin-top="0.035cm" fo:margin-bottom="0.035cm" style:contextual-spacing="false"/>
      <style:text-properties fo:color="#808080" loext:opacity="100%" style:font-name="Calibri1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fo:color="#808080" loext:opacity="100%" fo:font-size="9pt" officeooo:rsid="003a6be9" officeooo:paragraph-rsid="003a6be9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fo:color="#808080" loext:opacity="100%" fo:font-size="9pt" officeooo:rsid="003a6be9" officeooo:paragraph-rsid="0023ca8c" style:font-size-asian="9pt" style:font-size-complex="9pt"/>
    </style:style>
    <style:style style:name="P117" style:family="paragraph" style:parent-style-name="Table_20_Contents">
      <style:text-properties fo:color="#808080" loext:opacity="100%" officeooo:rsid="0084ebf5" officeooo:paragraph-rsid="0084ebf5"/>
    </style:style>
    <style:style style:name="P11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23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124" style:family="paragraph" style:parent-style-name="Table_20_Contents">
      <style:text-properties officeooo:paragraph-rsid="0072c857"/>
    </style:style>
    <style:style style:name="T1" style:family="text">
      <style:text-properties officeooo:rsid="00187db9"/>
    </style:style>
    <style:style style:name="T2" style:family="text">
      <style:text-properties style:font-name="Calibri4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style:use-window-font-color="true" loext:opacity="0%" officeooo:rsid="0016abef"/>
    </style:style>
    <style:style style:name="T10" style:family="text">
      <style:text-properties style:use-window-font-color="true" loext:opacity="0%" style:font-name="Bahnschrift Light" fo:font-size="8pt" style:font-size-asian="8pt" style:font-size-complex="8pt"/>
    </style:style>
    <style:style style:name="T11" style:family="text">
      <style:text-properties style:font-name-complex="Courier New"/>
    </style:style>
    <style:style style:name="T12" style:family="text">
      <style:text-properties officeooo:rsid="00189b5e" style:font-name-complex="Courier New"/>
    </style:style>
    <style:style style:name="T13" style:family="text">
      <style:text-properties officeooo:rsid="001be741" style:font-name-complex="Courier New"/>
    </style:style>
    <style:style style:name="T14" style:family="text">
      <style:text-properties officeooo:rsid="001d3346" style:font-name-complex="Courier New"/>
    </style:style>
    <style:style style:name="T15" style:family="text">
      <style:text-properties officeooo:rsid="001ee4fa" style:font-name-complex="Courier New"/>
    </style:style>
    <style:style style:name="T16" style:family="text">
      <style:text-properties officeooo:rsid="002158b6" style:font-name-complex="Courier New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808080" loext:opacity="100%" officeooo:rsid="00357f45"/>
    </style:style>
    <style:style style:name="T20" style:family="text">
      <style:text-properties fo:color="#808080" loext:opacity="100%" style:font-name="Bahnschrift Light"/>
    </style:style>
    <style:style style:name="T21" style:family="text">
      <style:text-properties fo:color="#808080" loext:opacity="100%" style:font-name="Bahnschrift Light" fo:font-size="8pt" style:font-size-asian="8pt" style:font-size-complex="8pt"/>
    </style:style>
    <style:style style:name="T22" style:family="text">
      <style:text-properties fo:color="#808080" loext:opacity="100%" style:font-name="Bahnschrift Light" officeooo:rsid="0079506e"/>
    </style:style>
    <style:style style:name="T23" style:family="text">
      <style:text-properties fo:color="#808080" loext:opacity="100%" style:font-name="Bahnschrift Light" officeooo:rsid="007efcd1"/>
    </style:style>
    <style:style style:name="T24" style:family="text">
      <style:text-properties fo:color="#808080" loext:opacity="100%" officeooo:rsid="00606480"/>
    </style:style>
    <style:style style:name="T25" style:family="text">
      <style:text-properties fo:color="#808080" loext:opacity="100%" style:font-name="Calibri"/>
    </style:style>
    <style:style style:name="T26" style:family="text">
      <style:text-properties fo:color="#808080" loext:opacity="100%" officeooo:rsid="006706eb"/>
    </style:style>
    <style:style style:name="T27" style:family="text">
      <style:text-properties fo:font-size="8pt" officeooo:rsid="0023ca8c" style:font-size-asian="8pt" style:font-size-complex="8pt"/>
    </style:style>
    <style:style style:name="T28" style:family="text">
      <style:text-properties officeooo:rsid="00189b5e"/>
    </style:style>
    <style:style style:name="T29" style:family="text">
      <style:text-properties officeooo:rsid="001a340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a3404" style:font-weight-asian="bold" style:font-weight-complex="bold"/>
    </style:style>
    <style:style style:name="T32" style:family="text">
      <style:text-properties fo:font-weight="bold" officeooo:rsid="00336512" style:font-weight-asian="bold" style:font-weight-complex="bold"/>
    </style:style>
    <style:style style:name="T33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4" style:family="text">
      <style:text-properties style:font-name="Calibri2"/>
    </style:style>
    <style:style style:name="T35" style:family="text">
      <style:text-properties style:font-name="Calibri2" fo:font-size="9pt" officeooo:rsid="003e6f1c" style:font-size-asian="9pt" style:font-size-complex="9pt"/>
    </style:style>
    <style:style style:name="T36" style:family="text">
      <style:text-properties style:font-name="Calibri2" fo:font-size="9pt" fo:font-weight="normal" officeooo:rsid="0067353f" style:font-size-asian="9pt" style:font-weight-asian="normal" style:font-size-complex="9pt" style:font-weight-complex="normal"/>
    </style:style>
    <style:style style:name="T37" style:family="text">
      <style:text-properties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38" style:family="text">
      <style:text-properties style:font-name="Calibri2" officeooo:rsid="001be741"/>
    </style:style>
    <style:style style:name="T39" style:family="text">
      <style:text-properties style:font-name="Calibri2" officeooo:rsid="001d3346"/>
    </style:style>
    <style:style style:name="T40" style:family="text">
      <style:text-properties style:font-name="Calibri2" officeooo:rsid="001e1812"/>
    </style:style>
    <style:style style:name="T41" style:family="text">
      <style:text-properties style:font-name="Calibri2" officeooo:rsid="002158b6"/>
    </style:style>
    <style:style style:name="T42" style:family="text">
      <style:text-properties style:font-name="Calibri2" officeooo:rsid="0023125b"/>
    </style:style>
    <style:style style:name="T43" style:family="text">
      <style:text-properties style:font-name="Calibri2" fo:font-style="italic" officeooo:rsid="0023125b" style:font-style-asian="italic" style:font-style-complex="italic"/>
    </style:style>
    <style:style style:name="T44" style:family="text">
      <style:text-properties style:font-name="Calibri2" fo:font-style="italic" officeooo:rsid="001be741" style:font-style-asian="italic" style:font-style-complex="italic"/>
    </style:style>
    <style:style style:name="T45" style:family="text">
      <style:text-properties style:font-name="Calibri2" fo:font-style="italic" officeooo:rsid="001d3346" style:font-style-asian="italic" style:font-style-complex="italic"/>
    </style:style>
    <style:style style:name="T46" style:family="text">
      <style:text-properties style:font-name="Calibri2" fo:font-style="italic" officeooo:rsid="00261907" style:font-style-asian="italic" style:font-style-complex="italic"/>
    </style:style>
    <style:style style:name="T47" style:family="text">
      <style:text-properties style:font-name="Calibri2" officeooo:rsid="0025e125"/>
    </style:style>
    <style:style style:name="T48" style:family="text">
      <style:text-properties style:font-name="Calibri2" officeooo:rsid="003e6f1c"/>
    </style:style>
    <style:style style:name="T49" style:family="text">
      <style:text-properties style:font-name="Calibri2" officeooo:rsid="008b4e6e"/>
    </style:style>
    <style:style style:name="T50" style:family="text">
      <style:text-properties officeooo:rsid="001be741"/>
    </style:style>
    <style:style style:name="T51" style:family="text"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Calibri1" style:font-name-complex="Courier New"/>
    </style:style>
    <style:style style:name="T54" style:family="text">
      <style:text-properties officeooo:rsid="001d3346"/>
    </style:style>
    <style:style style:name="T55" style:family="text">
      <style:text-properties officeooo:rsid="001e1812"/>
    </style:style>
    <style:style style:name="T56" style:family="text">
      <style:text-properties officeooo:rsid="001ee4fa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ee4fa" style:font-style-asian="italic" style:font-style-complex="italic"/>
    </style:style>
    <style:style style:name="T59" style:family="text">
      <style:text-properties fo:font-style="italic" officeooo:rsid="00261907" style:font-style-asian="italic" style:font-style-complex="italic"/>
    </style:style>
    <style:style style:name="T60" style:family="text">
      <style:text-properties fo:font-style="italic" officeooo:rsid="001a3404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officeooo:rsid="0020bdac"/>
    </style:style>
    <style:style style:name="T63" style:family="text">
      <style:text-properties officeooo:rsid="0020e97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36512" style:font-weight-asian="normal" style:font-weight-complex="normal"/>
    </style:style>
    <style:style style:name="T66" style:family="text">
      <style:text-properties fo:font-weight="normal" officeooo:rsid="002c0a74" style:font-weight-asian="normal" style:font-weight-complex="normal"/>
    </style:style>
    <style:style style:name="T67" style:family="text">
      <style:text-properties officeooo:rsid="00223f03"/>
    </style:style>
    <style:style style:name="T68" style:family="text">
      <style:text-properties officeooo:rsid="0023ca8c"/>
    </style:style>
    <style:style style:name="T69" style:family="text">
      <style:text-properties style:font-name="Bahnschrift Light"/>
    </style:style>
    <style:style style:name="T70" style:family="text">
      <style:text-properties style:font-name="Bahnschrift Light" fo:font-size="8pt" style:font-size-asian="8pt" style:font-size-complex="8pt"/>
    </style:style>
    <style:style style:name="T71" style:family="text">
      <style:text-properties officeooo:rsid="002a0ac9"/>
    </style:style>
    <style:style style:name="T72" style:family="text">
      <style:text-properties officeooo:rsid="0031daba"/>
    </style:style>
    <style:style style:name="T73" style:family="text">
      <style:text-properties officeooo:rsid="00350115"/>
    </style:style>
    <style:style style:name="T74" style:family="text">
      <style:text-properties officeooo:rsid="00357f45"/>
    </style:style>
    <style:style style:name="T75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6" style:family="text">
      <style:text-properties officeooo:rsid="003a6be9"/>
    </style:style>
    <style:style style:name="T77" style:family="text">
      <style:text-properties officeooo:rsid="003c7ead"/>
    </style:style>
    <style:style style:name="T78" style:family="text">
      <style:text-properties style:font-name-asian="Microsoft YaHei" style:font-name-complex="Lucida Sans"/>
    </style:style>
    <style:style style:name="T79" style:family="text">
      <style:text-properties officeooo:rsid="0037f642" style:font-name-asian="Microsoft YaHei" style:font-name-complex="Lucida Sans"/>
    </style:style>
    <style:style style:name="T80" style:family="text">
      <style:text-properties officeooo:rsid="0042c600"/>
    </style:style>
    <style:style style:name="T81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82" style:family="text">
      <style:text-properties fo:color="#2b3789" loext:opacity="100%" style:font-name="Bahnschrift Light" fo:font-size="8pt" style:font-size-asian="8pt" style:font-size-complex="8pt"/>
    </style:style>
    <style:style style:name="T83" style:family="text">
      <style:text-properties fo:color="#2b3789" loext:opacity="100%" style:font-name="Calibri2" fo:font-weight="normal" officeooo:rsid="0067353f" style:font-weight-asian="normal" style:font-weight-complex="normal"/>
    </style:style>
    <style:style style:name="T84" style:family="text">
      <style:text-properties fo:color="#2b3789" loext:opacity="100%" fo:font-weight="normal" officeooo:rsid="00336512" style:font-weight-asian="normal" style:font-weight-complex="normal"/>
    </style:style>
    <style:style style:name="T85" style:family="text">
      <style:text-properties officeooo:rsid="004b8f48"/>
    </style:style>
    <style:style style:name="T86" style:family="text">
      <style:text-properties fo:color="#9370db" loext:opacity="100%" style:font-name="Bahnschrift Light" fo:font-size="8pt" style:font-size-asian="8pt" style:font-size-complex="8pt"/>
    </style:style>
    <style:style style:name="T87" style:family="text">
      <style:text-properties officeooo:rsid="0052f637"/>
    </style:style>
    <style:style style:name="T88" style:family="text">
      <style:text-properties officeooo:rsid="0053cc72"/>
    </style:style>
    <style:style style:name="T89" style:family="text">
      <style:text-properties style:font-name="Calibri3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0" style:family="text">
      <style:text-properties style:font-name="Calibri3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1" style:family="text">
      <style:text-properties style:font-name="Calibri3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2" style:family="text">
      <style:text-properties style:font-name="Calibri3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3" style:family="text">
      <style:text-properties style:font-name="Calibri3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4" style:family="text">
      <style:text-properties style:font-name="Calibri3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5" style:family="text">
      <style:text-properties fo:color="#c9211e" loext:opacity="100%"/>
    </style:style>
    <style:style style:name="T96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97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98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99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00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01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02" style:family="text">
      <style:text-properties officeooo:rsid="005fe659"/>
    </style:style>
    <style:style style:name="T103" style:family="text">
      <style:text-properties officeooo:rsid="00606480"/>
    </style:style>
    <style:style style:name="T104" style:family="text">
      <style:text-properties officeooo:rsid="0060860a"/>
    </style:style>
    <style:style style:name="T105" style:family="text">
      <style:text-properties style:font-name="Calibri"/>
    </style:style>
    <style:style style:name="T106" style:family="text">
      <style:text-properties officeooo:rsid="006706eb"/>
    </style:style>
    <style:style style:name="T107" style:family="text">
      <style:text-properties fo:font-size="9pt" officeooo:rsid="00696b03" style:font-size-asian="9pt" style:font-size-complex="9pt"/>
    </style:style>
    <style:style style:name="T108" style:family="text">
      <style:text-properties fo:font-size="9pt" officeooo:rsid="00284da2" style:font-size-asian="9pt" style:font-size-complex="9pt"/>
    </style:style>
    <style:style style:name="T109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10" style:family="text">
      <style:text-properties officeooo:rsid="00676dde"/>
    </style:style>
    <style:style style:name="T111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12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13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1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1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1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1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1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1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2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2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2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2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24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25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26" style:family="text">
      <style:text-properties fo:font-variant="normal" fo:text-transform="none" fo:color="#1d1c1d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27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28" style:family="text">
      <style:text-properties fo:color="#6b8e23" loext:opacity="100%" officeooo:rsid="006ad226"/>
    </style:style>
    <style:style style:name="T129" style:family="text">
      <style:text-properties officeooo:rsid="006adaf1"/>
    </style:style>
    <style:style style:name="T130" style:family="text">
      <style:text-properties officeooo:rsid="006ce77a"/>
    </style:style>
    <style:style style:name="T131" style:family="text">
      <style:text-properties officeooo:rsid="006f3ba8"/>
    </style:style>
    <style:style style:name="T132" style:family="text">
      <style:text-properties officeooo:rsid="0075e4a5"/>
    </style:style>
    <style:style style:name="T133" style:family="text">
      <style:text-properties officeooo:rsid="008b4e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70"><text:span text:style-name="T48">Annotations</text:span> <text:span text:style-name="T50">(</text:span><text:span text:style-name="T47">org.apache.isis.applib.annotation</text:span><text:span text:style-name="T50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8"><text:span text:style-name="T11">@Domain</text:span><text:span text:style-name="T16">Service</text:span></text:p>
                  <text:p text:style-name="P34"><text:span text:style-name="T16">t</text:span><text:span text:style-name="T11">ype</text:span></text:p>
                </table:table-cell>
                <table:table-cell table:style-name="Table3.B2" table:number-columns-spanned="2" office:value-type="string">
                  <text:p text:style-name="P64">Indicates a class is a <text:span text:style-name="T41">domain service singleton </text:span><text:span text:style-name="T42">that contributes </text:span><text:span text:style-name="T43">Actions</text:span><text:span text:style-name="T42"> to the application’s menu <text:s/>and/or to the REST backend.</text:span></text:p>
                </table:table-cell>
                <table:covered-table-cell/>
              </table:table-row>
              <table:table-row table:style-name="TableLine2428066444624">
                <table:table-cell table:style-name="Table3.A3" office:value-type="string">
                  <text:p text:style-name="P8"><text:span text:style-name="T11">@Domain</text:span><text:span text:style-name="T16">Service</text:span><text:span text:style-name="T11">Layout</text:span></text:p>
                  <text:p text:style-name="P34"><text:span text:style-name="T16">t</text:span><text:span text:style-name="T11">ype</text:span></text:p>
                </table:table-cell>
                <table:table-cell table:style-name="Table3.B3" table:number-columns-spanned="2" office:value-type="string">
                  <text:p text:style-name="P65">Domain <text:span text:style-name="T41">service</text:span> layout customization. <text:span text:style-name="T88">When present, o</text:span><text:span text:style-name="T76">verridden by </text:span><text:span text:style-name="T98">menubars.layout.xml</text:span>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68">@<text:span text:style-name="T34">HomePage</text:span></text:p>
                  <text:p text:style-name="P57">type</text:p>
                </table:table-cell>
                <table:table-cell table:style-name="Table3.B5" table:number-columns-spanned="2" office:value-type="string">
                  <text:p text:style-name="P61"><text:span text:style-name="T55">I</text:span>ndicate<text:span text:style-name="T55">s</text:span> which <text:span text:style-name="T55">view-model should be used </text:span><text:span text:style-name="T40">to render as homepage</text:span>.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17">@DomainObject</text:p>
                  <text:p text:style-name="P34"><text:span text:style-name="T16">t</text:span><text:span text:style-name="T11">ype</text:span></text:p>
                </table:table-cell>
                <table:table-cell table:style-name="Table3.B5" table:number-columns-spanned="2" office:value-type="string">
                  <text:p text:style-name="P121">Indicates a class that has an <text:span text:style-name="T57">identity</text:span> and is <text:span text:style-name="T57">bookmarkable</text:span>, i<text:span text:style-name="T71">t i</text:span>s either a <text:span text:style-name="T61">view-model</text:span> or an <text:span text:style-name="T61">entity</text:span>.</text:p>
                  <text:p text:style-name="P122"><text:span text:style-name="T107">View-models may a</text:span><text:span text:style-name="T108">lternatively implement interface </text:span><text:span text:style-name="T100">ViewModel </text:span><text:span text:style-name="T6"><text:s/>and optionally </text:span><text:span text:style-name="T101">java.io.Serializable</text:span><text:span text:style-name="T7">.</text:span></text:p>
                </table:table-cell>
                <table:covered-table-cell/>
              </table:table-row>
              <table:table-row table:style-name="TableLine2428066447888">
                <table:table-cell table:style-name="Table3.A15" office:value-type="string">
                  <text:p text:style-name="P17">@DomainObjectLayout</text:p>
                  <text:p text:style-name="P34"><text:span text:style-name="T16">t</text:span><text:span text:style-name="T11">ype</text:span></text:p>
                </table:table-cell>
                <table:table-cell table:style-name="Table3.B6" table:number-columns-spanned="2" office:value-type="string">
                  <text:p text:style-name="P65">Domain object layout customization. <text:span text:style-name="T88">When present, overriden by </text:span></text:p>
                  <text:p text:style-name="P66"><text:span text:style-name="T99">Xxx.layout[.layoutName].xml &gt; Xxx.layout.xml &gt; </text:span><text:span text:style-name="T97">Xxx.layout.fallback.xml</text:span><text:span text:style-name="T96">.</text:span></text:p>
                </table:table-cell>
                <table:covered-table-cell/>
              </table:table-row>
              <table:table-row table:style-name="Table3.1">
                <table:table-cell table:style-name="Table3.A7" office:value-type="string">
                  <text:p text:style-name="P9"><text:span text:style-name="T11">@</text:span><text:span text:style-name="T14">Action</text:span></text:p>
                  <text:p text:style-name="P35"><text:span text:style-name="T54">m</text:span>ethod, <text:s/>mixin</text:p>
                </table:table-cell>
                <table:table-cell table:style-name="Table3.B7" office:value-type="string">
                  <text:p text:style-name="P59">Indicates that a method <text:span text:style-name="T29">contributes a</text:span><text:span text:style-name="T39">n </text:span><text:span text:style-name="T46">A</text:span><text:span text:style-name="T45">ction</text:span><text:span text:style-name="T29">.</text:span></text:p>
                  <text:p text:style-name="P59"/>
                  <text:p text:style-name="P71"/>
                  <text:p text:style-name="P71"/>
                  <text:p text:style-name="P60"/>
                </table:table-cell>
                <table:table-cell table:style-name="Table3.C7" office:value-type="string">
                  <text:p text:style-name="P77"><text:span text:style-name="T37">action</text:span><text:span text:style-name="T109">-support methods</text:span></text:p>
                  <text:p text:style-name="P101"/>
                  <text:p text:style-name="P43"><text:span text:style-name="T65">@</text:span><text:span text:style-name="T64">Action</text:span><text:span text:style-name="T30"> .. </text:span>placeOrder(X x, Y y, Z z)</text:p>
                  <text:p text:style-name="P43"><text:span text:style-name="T17">boolean</text:span> <text:span text:style-name="T30">hide</text:span>PlaceOrder()</text:p>
                  <text:p text:style-name="P43"><text:span text:style-name="T17">String</text:span> <text:span text:style-name="T30">disable</text:span>PlaceOrder()</text:p>
                  <text:p text:style-name="P43"><text:span text:style-name="T17">boolean</text:span> <text:span text:style-name="T30">hide</text:span>{0|1|2}PlaceOrder(X|Y|Z);</text:p>
                  <text:p text:style-name="P43"><text:span text:style-name="T17">String</text:span> <text:span text:style-name="T8">disable</text:span>{0|1|2}PlaceOrder(X|Y|Z) </text:p>
                  <text:p text:style-name="P43"><text:span text:style-name="T17">String</text:span> <text:span text:style-name="T30">validate</text:span>{0|1|2}PlaceOrder(X|Y|Z)</text:p>
                  <text:p text:style-name="P43"><text:span text:style-name="T17">String</text:span> <text:span text:style-name="T30">validate</text:span>PlaceOrder(X x, Y y, Z z) </text:p>
                  <text:p text:style-name="P44"><text:span text:style-name="T17">Coll..</text:span>&lt;X|Y|Z&gt; <text:span text:style-name="T30">autoComplete</text:span>{0|1|2}PlaceOrder(X|Y|Z, </text:p>
                  <text:p text:style-name="P44"><text:s text:c="30"/>@MinLength(3) <text:span text:style-name="T24">String</text:span><text:span text:style-name="T103"> </text:span>search) <text:span text:style-name="T95">2 args</text:span></text:p>
                  <text:p text:style-name="P43"><text:span text:style-name="T17">Collection</text:span>&lt;X|Y|Z&gt; <text:span text:style-name="T30">choices</text:span>{0|1|2}PlaceOrder(X|Y|Z) </text:p>
                  <text:p text:style-name="P43">X|Y|Z <text:s/><text:span text:style-name="T30">default</text:span>{0|1|2}PlaceOrder() <text:line-break/><text:span text:style-name="T17">String</text:span> <text:span text:style-name="T30">named</text:span>PlaceOrder()</text:p>
                  <text:p text:style-name="P42"><text:span text:style-name="T17">String</text:span> <text:span text:style-name="T33">described</text:span>PlaceOrder()</text:p>
                </table:table-cell>
              </table:table-row>
              <table:table-row table:style-name="TableLine2428066439184">
                <table:table-cell table:style-name="Table3.A8" office:value-type="string">
                  <text:p text:style-name="P9"><text:span text:style-name="T11">@</text:span><text:span text:style-name="T14">Action</text:span><text:span text:style-name="T11">Layout</text:span></text:p>
                  <text:p text:style-name="P35">field, getter, mixin</text:p>
                </table:table-cell>
                <table:table-cell table:style-name="Table3.B8" table:number-columns-spanned="2" office:value-type="string">
                  <text:p text:style-name="P65"><text:span text:style-name="T45">Action</text:span> layout customization. <text:span text:style-name="T88">When present, overriden by </text:span></text:p>
                  <text:p text:style-name="P66"><text:span text:style-name="T99">Xxx.layout[.layoutName].xml &gt; Xxx.layout.xml &gt; </text:span><text:span text:style-name="T97">Xxx.layout.fallback.xml</text:span><text:span text:style-name="T96">.</text:span>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68">@Ti<text:span text:style-name="T73">t</text:span>le</text:p>
                  <text:p text:style-name="P38">field, method</text:p>
                </table:table-cell>
                <table:table-cell table:style-name="Table3.B9" table:number-columns-spanned="2" office:value-type="string">
                  <text:p text:style-name="P61"><text:span text:style-name="T55">I</text:span>ndicate<text:span text:style-name="T55">s</text:span> which property or properties make up the object title.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113">@Property</text:p>
                  <text:p text:style-name="P35">field, getter, mixin</text:p>
                  <text:p text:style-name="P35"/>
                  <text:p text:style-name="P28"><text:span text:style-name="T68">Typically used with </text:span><text:span text:style-name="T27">@lombok.Getter @lombok.Setter</text:span></text:p>
                </table:table-cell>
                <table:table-cell table:style-name="Table3.B10" office:value-type="string">
                  <text:p text:style-name="P120">Indicates that a field or method <text:span text:style-name="T29">contributes a </text:span><text:span text:style-name="T59">P</text:span><text:span text:style-name="T60">roperty</text:span><text:span text:style-name="T29">. </text:span></text:p>
                  <text:p text:style-name="P115"/>
                </table:table-cell>
                <table:table-cell table:style-name="Table3.C10" office:value-type="string">
                  <text:p text:style-name="P106"><text:span text:style-name="T36">property</text:span><text:span text:style-name="T109">-support methods </text:span></text:p>
                  <text:p text:style-name="P105"/>
                  <text:p text:style-name="P46"><text:span text:style-name="T65">@</text:span><text:span text:style-name="T64">Propert</text:span><text:span text:style-name="T66">y .. </text:span><text:span text:style-name="T65">email</text:span><text:span text:style-name="T32">, </text:span><text:span text:style-name="T30">get</text:span>Email(), <text:span text:style-name="T30">set</text:span>Email(); </text:p>
                  <text:p text:style-name="P43"><text:span text:style-name="T17">boolean</text:span> <text:span text:style-name="T30">hide</text:span>Email(); </text:p>
                  <text:p text:style-name="P43"><text:span text:style-name="T17">String</text:span> <text:span text:style-name="T30">disable</text:span>Email(); </text:p>
                  <text:p text:style-name="P43"><text:span text:style-name="T17">String</text:span> <text:span text:style-name="T30">validate</text:span>Email(X); </text:p>
                  <text:p text:style-name="P43"><text:span text:style-name="T17">Collection</text:span>&lt;..&gt; <text:span text:style-name="T30">autoComplete</text:span>Email(), </text:p>
                  <text:p text:style-name="P43"><text:span text:style-name="T17">Collection</text:span>&lt;..&gt; <text:span text:style-name="T30">choices</text:span>Email(); </text:p>
                  <text:p text:style-name="P43"><text:span text:style-name="T17">String</text:span> <text:span text:style-name="T30">named</text:span>Email()</text:p>
                  <text:p text:style-name="P42"><text:span text:style-name="T17">String</text:span> <text:span text:style-name="T33">described</text:span>Email()</text:p>
                </table:table-cell>
              </table:table-row>
              <table:table-row table:style-name="TableLine2428066440544">
                <table:table-cell table:style-name="Table3.A15" office:value-type="string">
                  <text:p text:style-name="P9"><text:span text:style-name="T11">@</text:span><text:span text:style-name="T15">Property</text:span><text:span text:style-name="T11">Layout</text:span></text:p>
                  <text:p text:style-name="P35">field, getter, mixin</text:p>
                </table:table-cell>
                <table:table-cell table:style-name="Table3.B11" table:number-columns-spanned="2" office:value-type="string">
                  <text:p text:style-name="P65"><text:span text:style-name="T44">Property</text:span> layout customization. <text:span text:style-name="T88">When present, overriden by</text:span></text:p>
                  <text:p text:style-name="P66"><text:span text:style-name="T99">Xxx.layout[.layoutName].xml &gt; Xxx.layout.xml &gt; </text:span><text:span text:style-name="T97">Xxx.layout.fallback.xml</text:span><text:span text:style-name="T96">.</text:span></text:p>
                </table:table-cell>
                <table:covered-table-cell/>
              </table:table-row>
              <table:table-row table:style-name="TableLine2428066434016">
                <table:table-cell table:style-name="Table3.A15" office:value-type="string">
                  <text:p text:style-name="P9"><text:span text:style-name="T11">@</text:span><text:span text:style-name="T13">Collection</text:span></text:p>
                  <text:p text:style-name="P37">field, getter, mixin</text:p>
                  <text:p text:style-name="P37"/>
                  <text:p text:style-name="P28"><text:span text:style-name="T68">Typically used with </text:span><text:span text:style-name="T27">@lombok.Getter @lombok.Setter</text:span></text:p>
                </table:table-cell>
                <table:table-cell table:style-name="Table3.B12" office:value-type="string">
                  <text:p text:style-name="P59">Indicates that a field or method <text:span text:style-name="T29">contributes a </text:span><text:span text:style-name="T59">C</text:span><text:span text:style-name="T44">ollection</text:span><text:span text:style-name="T38">, meaning a non-scalar property</text:span><text:span text:style-name="T29">.</text:span></text:p>
                </table:table-cell>
                <table:table-cell table:style-name="Table3.C12" office:value-type="string">
                  <text:p text:style-name="P49"><text:span text:style-name="T83">collection</text:span><text:span text:style-name="T84">-support methods</text:span><text:span text:style-name="T65"> </text:span></text:p>
                  <text:p text:style-name="P101"/>
                  <text:p text:style-name="P43"><text:span text:style-name="T65">@</text:span><text:span text:style-name="T64">Collection</text:span><text:span text:style-name="T30"> .. </text:span><text:span text:style-name="T65">orders,</text:span><text:span text:style-name="T32"> </text:span>List&lt;Order&gt; <text:span text:style-name="T30">get</text:span>Orders()</text:p>
                  <text:p text:style-name="P43"><text:span text:style-name="T17">boolean</text:span> <text:span text:style-name="T30">hide</text:span>Orders()</text:p>
                  <text:p text:style-name="P43"><text:span text:style-name="T17">String</text:span> <text:span text:style-name="T30">disable</text:span>Orders()</text:p>
                  <text:p text:style-name="P43"><text:span text:style-name="T17">String</text:span> <text:span text:style-name="T30">named</text:span>Orders()</text:p>
                  <text:p text:style-name="P42"><text:span text:style-name="T17">String</text:span> <text:span text:style-name="T30">described</text:span>Orders()</text:p>
                </table:table-cell>
              </table:table-row>
              <table:table-row table:style-name="TableLine2428066434288">
                <table:table-cell table:style-name="Table3.A15" office:value-type="string">
                  <text:p text:style-name="P9"><text:span text:style-name="T11">@</text:span><text:span text:style-name="T13">Collection</text:span><text:span text:style-name="T11">Layout</text:span></text:p>
                  <text:p text:style-name="P35">field, getter, mixin</text:p>
                </table:table-cell>
                <table:table-cell table:style-name="Table3.B13" table:number-columns-spanned="2" office:value-type="string">
                  <text:p text:style-name="P65"><text:span text:style-name="T44">Collection</text:span> layout customization. <text:span text:style-name="T88">Overriden by</text:span></text:p>
                  <text:p text:style-name="P66"><text:span text:style-name="T99">Xxx.layout[.layoutName].xml &gt; Xxx.layout.xml &gt; </text:span><text:span text:style-name="T97">Xxx.layout.fallback.xml</text:span><text:span text:style-name="T96">.</text:span></text:p>
                </table:table-cell>
                <table:covered-table-cell/>
              </table:table-row>
              <table:table-row table:style-name="TableLine2428066441088">
                <table:table-cell table:style-name="Table3.A15" office:value-type="string">
                  <text:p text:style-name="P18">@Parameter</text:p>
                  <text:p text:style-name="P10"><text:span text:style-name="T11">@</text:span><text:span text:style-name="T15">MinLength</text:span></text:p>
                  <text:p text:style-name="P35"><text:span text:style-name="T56">p</text:span>arameter</text:p>
                </table:table-cell>
                <table:table-cell table:style-name="Table3.B14" table:number-columns-spanned="2" office:value-type="string">
                  <text:p text:style-name="P67">Action parameter constraint and behavior <text:span text:style-name="T28">customization.</text:span></text:p>
                </table:table-cell>
                <table:covered-table-cell/>
              </table:table-row>
              <table:table-row table:style-name="TableLine2428066457952">
                <table:table-cell table:style-name="Table3.A15" office:value-type="string">
                  <text:p text:style-name="P18">@ParameterLayout</text:p>
                  <text:p text:style-name="P35"><text:span text:style-name="T56">p</text:span>arameter</text:p>
                </table:table-cell>
                <table:table-cell table:style-name="Table3.B15" table:number-columns-spanned="2" office:value-type="string">
                  <text:p text:style-name="P67">Action parameter <text:span text:style-name="T34">layout</text:span> <text:span text:style-name="T28">customization.</text:span></text:p>
                </table:table-cell>
                <table:covered-table-cell/>
              </table:table-row>
              <table:table-row table:style-name="TableLine2428066464208">
                <table:table-cell table:style-name="Table3.A16" office:value-type="string">
                  <text:p text:style-name="P68">@MemberSupport</text:p>
                  <text:p text:style-name="P38">method</text:p>
                </table:table-cell>
                <table:table-cell table:style-name="Table3.B16" table:number-columns-spanned="2" office:value-type="string">
                  <text:p text:style-name="P61">Indicates that a method <text:span text:style-name="T56">supports either an </text:span><text:span text:style-name="T58">Action</text:span><text:span text:style-name="T56"> or a </text:span><text:span text:style-name="T58">Property</text:span><text:span text:style-name="T56"> or a </text:span><text:span text:style-name="T58">Collection</text:span><text:span text:style-name="T56">.</text:span></text:p>
                </table:table-cell>
                <table:covered-table-cell/>
              </table:table-row>
            </table:table>
            <text:p text:style-name="P69"/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427951068640">
                  <table:table-cell table:style-name="Table4.A1" table:number-columns-spanned="2" office:value-type="string">
                    <text:p text:style-name="P78">… <text:span text:style-name="T129">a</text:span>nnotations continued</text:p>
                  </table:table-cell>
                  <table:covered-table-cell/>
                </table:table-row>
              </table:table-header-rows>
              <table:table-row table:style-name="TableLine2427951115696">
                <table:table-cell table:style-name="Table4.A2" office:value-type="string">
                  <text:p text:style-name="P11"><text:span text:style-name="T11">@Domain.</text:span><text:span text:style-name="T12">Include</text:span></text:p>
                  <text:p text:style-name="P36"><text:span text:style-name="T28">field, </text:span>method</text:p>
                </table:table-cell>
                <table:table-cell table:style-name="Table4.B2" office:value-type="string">
                  <text:p text:style-name="P62">Indicates that a field or method must contribute to the metamodel.</text:p>
                </table:table-cell>
              </table:table-row>
              <table:table-row table:style-name="TableLine2427951109984">
                <table:table-cell table:style-name="Table4.A2" office:value-type="string">
                  <text:p text:style-name="P8"><text:span text:style-name="T11">@Domain.</text:span><text:span text:style-name="T12">Exclude</text:span></text:p>
                  <text:p text:style-name="P27">@Programmatic</text:p>
                  <text:p text:style-name="P35"><text:span text:style-name="T28">field, method, </text:span>type</text:p>
                </table:table-cell>
                <table:table-cell table:style-name="Table4.B2" office:value-type="string">
                  <text:p text:style-name="P63">Indicates that a field, <text:span text:style-name="T133">method</text:span> or <text:span text:style-name="T49">type</text:span> must <text:span text:style-name="T31">not</text:span><text:span text:style-name="T29"> </text:span>contribute to the metamodel.</text:p>
                </table:table-cell>
              </table:table-row>
            </table:table>
            <text:h text:style-name="P96" text:outline-level="2">Services <text:span text:style-name="T72">(</text:span><text:span text:style-name="T88">most </text:span><text:span text:style-name="T75">common</text:span><text:span text:style-name="T72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9">RepositoryService</text:p>
                </table:table-cell>
                <table:table-cell table:style-name="Table5.B1" office:value-type="string">
                  <text:p text:style-name="P76">access to persistence layer</text:p>
                </table:table-cell>
              </table:table-row>
              <table:table-row table:style-name="TableLine2427951119232">
                <table:table-cell table:style-name="Table5.A9" office:value-type="string">
                  <text:p text:style-name="P22">MessageService</text:p>
                </table:table-cell>
                <table:table-cell table:style-name="Table5.B9" office:value-type="string">
                  <text:p text:style-name="P76">UI notifications</text:p>
                </table:table-cell>
              </table:table-row>
              <table:table-row table:style-name="TableLine2427951108896">
                <table:table-cell table:style-name="Table5.A9" office:value-type="string">
                  <text:p text:style-name="P22">FactoryService</text:p>
                </table:table-cell>
                <table:table-cell table:style-name="Table5.B9" office:value-type="string">
                  <text:p text:style-name="P76">object construction</text:p>
                </table:table-cell>
              </table:table-row>
              <table:table-row table:style-name="TableLine2427951105088">
                <table:table-cell table:style-name="Table5.A9" office:value-type="string">
                  <text:p text:style-name="P22">ClockService</text:p>
                </table:table-cell>
                <table:table-cell table:style-name="Table5.B9" office:value-type="string">
                  <text:p text:style-name="P76">provides virtual clock</text:p>
                </table:table-cell>
              </table:table-row>
              <table:table-row table:style-name="TableLine2427951111072">
                <table:table-cell table:style-name="Table5.A9" office:value-type="string">
                  <text:p text:style-name="P22">WrapperFactory</text:p>
                </table:table-cell>
                <table:table-cell table:style-name="Table5.B9" office:value-type="string">
                  <text:p text:style-name="P76">enforce domain rules on domain objects</text:p>
                </table:table-cell>
              </table:table-row>
              <table:table-row table:style-name="TableLine2427951117056">
                <table:table-cell table:style-name="Table5.A9" office:value-type="string">
                  <text:p text:style-name="P22">EventBusService</text:p>
                </table:table-cell>
                <table:table-cell table:style-name="Table5.B9" office:value-type="string">
                  <text:p text:style-name="P76">emit custom events</text:p>
                </table:table-cell>
              </table:table-row>
              <table:table-row table:style-name="TableLine2427951109168">
                <table:table-cell table:style-name="Table5.A9" office:value-type="string">
                  <text:p text:style-name="P22">BookmarkService</text:p>
                </table:table-cell>
                <table:table-cell table:style-name="Table5.B9" office:value-type="string">
                  <text:p text:style-name="P76">bookmark = object identity</text:p>
                </table:table-cell>
              </table:table-row>
              <table:table-row table:style-name="TableLine2427951102368">
                <table:table-cell table:style-name="Table5.A9" office:value-type="string">
                  <text:p text:style-name="P22">InteractionService</text:p>
                </table:table-cell>
                <table:table-cell table:style-name="Table5.B9" office:value-type="string">
                  <text:p text:style-name="P76"><text:span text:style-name="T57">Action</text:span> execution and <text:span text:style-name="T57">Property</text:span> modification</text:p>
                </table:table-cell>
              </table:table-row>
              <table:table-row table:style-name="TableLine2427951111888">
                <table:table-cell table:style-name="Table5.A9" office:value-type="string">
                  <text:p text:style-name="P22">TransactionService</text:p>
                </table:table-cell>
                <table:table-cell table:style-name="Table5.B9" office:value-type="string">
                  <text:p text:style-name="P76">request transactions</text:p>
                </table:table-cell>
              </table:table-row>
              <table:table-row table:style-name="TableLine2427951103184">
                <table:table-cell table:style-name="Table5.A10" office:value-type="string">
                  <text:p text:style-name="P22">MetaModelService</text:p>
                </table:table-cell>
                <table:table-cell table:style-name="Table5.B10" office:value-type="string">
                  <text:p text:style-name="P76">export domain model</text:p>
                </table:table-cell>
              </table:table-row>
            </table:table>
            <text:h text:style-name="P99" text:outline-level="2"><text:span text:style-name="T90">Object</text:span> <text:span text:style-name="T77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0"><text:span text:style-name="T17">boolean</text:span><text:span text:style-name="T25"> </text:span><text:span text:style-name="T5">hidden()</text:span></text:p>
                </table:table-cell>
                <table:table-cell table:style-name="Table7.B1" office:value-type="string">
                  <text:p text:style-name="P55">hide all members</text:p>
                </table:table-cell>
              </table:table-row>
              <table:table-row table:style-name="TableLine2427951104272">
                <table:table-cell table:style-name="Table7.A10" office:value-type="string">
                  <text:p text:style-name="P24"><text:span text:style-name="T25">String </text:span><text:span text:style-name="T5">disabled</text:span><text:span text:style-name="T105">()</text:span></text:p>
                </table:table-cell>
                <table:table-cell table:style-name="Table7.B10" office:value-type="string">
                  <text:p text:style-name="P55">disable all members</text:p>
                </table:table-cell>
              </table:table-row>
              <table:table-row table:style-name="TableLine2427951106448">
                <table:table-cell table:style-name="Table7.A3" table:number-columns-spanned="2" office:value-type="string">
                  <text:p text:style-name="P39">Layout Support</text:p>
                </table:table-cell>
                <table:covered-table-cell/>
              </table:table-row>
              <table:table-row table:style-name="TableLine2427951106720">
                <table:table-cell table:style-name="Table7.A10" office:value-type="string">
                  <text:p text:style-name="P21"><text:span text:style-name="T25">String </text:span><text:span text:style-name="T5">title()</text:span></text:p>
                </table:table-cell>
                <table:table-cell table:style-name="Table7.B10" office:value-type="string">
                  <text:p text:style-name="P55">imperative title literal</text:p>
                </table:table-cell>
              </table:table-row>
              <table:table-row table:style-name="TableLine2427951113520">
                <table:table-cell table:style-name="Table7.A10" office:value-type="string">
                  <text:p text:style-name="P25"><text:span text:style-name="T25">String </text:span><text:span text:style-name="T105">iconName()</text:span></text:p>
                </table:table-cell>
                <table:table-cell table:style-name="Table7.B10" office:value-type="string">
                  <text:p text:style-name="P55">icon file suffix <text:span text:style-name="T130">(UI)</text:span></text:p>
                </table:table-cell>
              </table:table-row>
              <table:table-row table:style-name="TableLine2427951108624">
                <table:table-cell table:style-name="Table7.A10" office:value-type="string">
                  <text:p text:style-name="P25"><text:span text:style-name="T17">String </text:span>cssClass()</text:p>
                </table:table-cell>
                <table:table-cell table:style-name="Table7.B10" office:value-type="string">
                  <text:p text:style-name="P55">additional css class <text:span text:style-name="T130">(UI)</text:span></text:p>
                </table:table-cell>
              </table:table-row>
              <table:table-row table:style-name="TableLine2427951131744">
                <table:table-cell table:style-name="Table7.A10" office:value-type="string">
                  <text:p text:style-name="P30"><text:span text:style-name="T17">String </text:span>layout()</text:p>
                </table:table-cell>
                <table:table-cell table:style-name="Table7.B10" office:value-type="string">
                  <text:p text:style-name="P55">layout file suffix <text:span text:style-name="T130">(grid layout)</text:span></text:p>
                </table:table-cell>
              </table:table-row>
              <table:table-row table:style-name="TableLine2427951129024">
                <table:table-cell table:style-name="Table7.A8" table:number-columns-spanned="2" office:value-type="string">
                  <text:p text:style-name="P33">Lifecycle Callback</text:p>
                </table:table-cell>
                <table:covered-table-cell/>
              </table:table-row>
              <table:table-row table:style-name="TableLine2427951128480">
                <table:table-cell table:style-name="Table7.A10" office:value-type="string">
                  <text:p text:style-name="P31"><text:span text:style-name="T19">void</text:span><text:span text:style-name="T74"> </text:span>created<text:span text:style-name="T74">()</text:span></text:p>
                </table:table-cell>
                <table:table-cell table:style-name="Table7.B10" office:value-type="string">
                  <text:p text:style-name="P56">emitted by <text:span text:style-name="T53">FactoryService</text:span></text:p>
                </table:table-cell>
              </table:table-row>
              <table:table-row table:style-name="TableLine2427951122224">
                <table:table-cell table:style-name="Table7.A10" office:value-type="string">
                  <text:p text:style-name="P32"><text:span text:style-name="T19">void</text:span><text:span text:style-name="T74"> </text:span>loaded<text:span text:style-name="T74">()</text:span></text:p>
                  <text:p text:style-name="P32"><text:span text:style-name="T19">void</text:span><text:span text:style-name="T74"> </text:span>saved<text:span text:style-name="T74">()</text:span></text:p>
                  <text:p text:style-name="P32"><text:span text:style-name="T19">void</text:span><text:span text:style-name="T74"> </text:span>saving<text:span text:style-name="T74">()</text:span></text:p>
                  <text:p text:style-name="P32"><text:span text:style-name="T19">void</text:span><text:span text:style-name="T74"> </text:span>persisted<text:span text:style-name="T74">()</text:span></text:p>
                  <text:p text:style-name="P32"><text:span text:style-name="T19">void</text:span><text:span text:style-name="T74"> </text:span>persisting<text:span text:style-name="T74">()</text:span></text:p>
                  <text:p text:style-name="P32"><text:span text:style-name="T19">void</text:span><text:span text:style-name="T74"> </text:span>deleting<text:span text:style-name="T74">()</text:span></text:p>
                  <text:p text:style-name="P31"><text:span text:style-name="T19">void</text:span><text:span text:style-name="T74"> </text:span>removing<text:span text:style-name="T74">()</text:span></text:p>
                  <text:p text:style-name="P81"><text:span text:style-name="T18">void</text:span><text:span text:style-name="T52"> </text:span><text:span text:style-name="T51">updated</text:span><text:span text:style-name="T52">()</text:span></text:p>
                  <text:p text:style-name="P31"><text:span text:style-name="T19">void</text:span><text:span text:style-name="T74"> </text:span>updating<text:span text:style-name="T74">()</text:span></text:p>
                </table:table-cell>
                <table:table-cell table:style-name="Table7.B10" office:value-type="string">
                  <text:p text:style-name="P56">emitted by persistence layer integration <text:span text:style-name="T131">(JDO/JPA)</text:span></text:p>
                </table:table-cell>
              </table:table-row>
            </table:table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97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3">Number Types</text:p>
                </table:table-cell>
                <table:table-cell table:style-name="Table6.B1" office:value-type="string">
                  <text:p text:style-name="P52">byte, Byte, short, Short, int, Integer, long, Long, float, Float, double, Double, BigInter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3">Boolean Types</text:p>
                </table:table-cell>
                <table:table-cell table:style-name="Table6.B2" office:value-type="string">
                  <text:p text:style-name="P52">boolean, Boolean</text:p>
                </table:table-cell>
              </table:table-row>
              <table:table-row table:style-name="TableLine2427951123040">
                <table:table-cell table:style-name="Table6.A7" office:value-type="string">
                  <text:p text:style-name="P14">Text Types</text:p>
                </table:table-cell>
                <table:table-cell table:style-name="Table6.B3" office:value-type="string">
                  <text:p text:style-name="P53">char, Char<text:span text:style-name="T87">acter</text:span>, String, <text:span text:style-name="T80">Password</text:span></text:p>
                </table:table-cell>
              </table:table-row>
              <table:table-row table:style-name="TableLine2427951125216">
                <table:table-cell table:style-name="Table6.A7" office:value-type="string">
                  <text:p text:style-name="P16">Markup Types</text:p>
                </table:table-cell>
                <table:table-cell table:style-name="Table6.B4" office:value-type="string">
                  <text:p text:style-name="P54">Mark<text:span text:style-name="T85">up, </text:span>AsciiDoc, Markdown</text:p>
                </table:table-cell>
              </table:table-row>
              <table:table-row table:style-name="TableLine2427951136368">
                <table:table-cell table:style-name="Table6.A7" office:value-type="string">
                  <text:p text:style-name="P14">Temportal Types</text:p>
                  <text:p text:style-name="P23"/>
                  <text:p text:style-name="P15"/>
                </table:table-cell>
                <table:table-cell table:style-name="Table6.B5" office:value-type="string">
                  <text:p text:style-name="P7">java.util.Date, java.sql.{Date|Timestamp}</text:p>
                  <text:p text:style-name="P7">java.time.{LocalDate|LocalDateTime} </text:p>
                  <text:p text:style-name="P3"><text:span text:style-name="T79">J</text:span><text:span text:style-name="T78">oda Time (deprecated)</text:span></text:p>
                  <text:p text:style-name="P114">time-of-day types yet not supported by UI, hence not listed</text:p>
                </table:table-cell>
              </table:table-row>
              <table:table-row table:style-name="TableLine2427951125488">
                <table:table-cell table:style-name="Table6.A7" office:value-type="string">
                  <text:p text:style-name="P14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27951134464">
                <table:table-cell table:style-name="Table6.A7" office:value-type="string">
                  <text:p text:style-name="P16">Collection Types</text:p>
                </table:table-cell>
                <table:table-cell table:style-name="Table6.B7" office:value-type="string">
                  <text:p text:style-name="P4">Collection&lt;T&gt;, List&lt;T&gt;, Set&lt;T&gt;, Can&lt;T&gt;</text:p>
                </table:table-cell>
              </table:table-row>
              <table:table-row table:style-name="TableLine2427951130928">
                <table:table-cell table:style-name="Table6.A8" office:value-type="string">
                  <text:p text:style-name="P14">Additional Types</text:p>
                </table:table-cell>
                <table:table-cell table:style-name="Table6.B8" office:value-type="string">
                  <text:p text:style-name="P5"><text:span text:style-name="T80">BufferedImage, Blob, Clob, </text:span>UUID, <text:span text:style-name="T80">Url, LocalResourcePath, <text:s/></text:span><text:span text:style-name="T106">SSE </text:span><text:span text:style-name="T26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427951121408">
                <table:table-cell table:style-name="Table11.A1" office:value-type="string">
                  <text:p text:style-name="P29">RecoverableException</text:p>
                </table:table-cell>
                <table:table-cell table:style-name="Table11.B1" office:value-type="string">
                  <text:p text:style-name="P6">anticipated error that results in a<text:span text:style-name="T132">n</text:span> UI notification popup</text:p>
                </table:table-cell>
              </table:table-row>
              <table:table-row table:style-name="TableLine2427951126576">
                <table:table-cell table:style-name="Table11.A2" office:value-type="string">
                  <text:p text:style-name="P29">NonRecoverableExeption</text:p>
                </table:table-cell>
                <table:table-cell table:style-name="Table11.B2" office:value-type="string">
                  <text:p text:style-name="P80">error that results in an error page showing the stacktrace</text:p>
                </table:table-cell>
              </table:table-row>
            </table:table>
            <text:p text:style-name="P79"/>
          </table:table-cell>
          <table:table-cell table:style-name="Table9.A1" table:number-rows-spanned="2" office:value-type="string">
            <text:h text:style-name="P100" text:outline-level="2"><text:span text:style-name="T94">New </text:span><text:span text:style-name="T89">Programming Style: </text:span><text:span text:style-name="T91">Parameter</text:span><text:span text:style-name="T93">s as</text:span><text:span text:style-name="T91"> </text:span><text:span text:style-name="T93">Typed </text:span><text:span text:style-name="T92">Tuple</text:span> <text:span text:style-name="T128">[2.0.0-M6]</text:span></text:h>
            <text:p text:style-name="P92"><text:span text:style-name="T116">Action parameters can now be </text:span><text:span text:style-name="T118">collected</text:span><text:span text:style-name="T116"> </text:span><text:span text:style-name="T118">into</text:span><text:span text:style-name="T116"> an immutable value type say</text:span><text:span text:style-name="T119"> </text:span><text:span text:style-name="T112">Parameters</text:span><text:span text:style-name="T120">, </text:span><text:span text:style-name="T119">a </text:span><text:span text:style-name="T121">typed </text:span><text:span text:style-name="T120">t</text:span><text:span text:style-name="T121">uple. </text:span><text:span text:style-name="T119">The name is arbitrary. </text:span><text:span text:style-name="T127">Future releases might support Java records. </text:span><text:span text:style-name="T122">Instances of the </text:span><text:span text:style-name="T112">Parameters</text:span><text:span text:style-name="T122"> type are passed to the various action</text:span><text:span text:style-name="T119">-support methods, </text:span><text:span text:style-name="T122">which need to be single-arg, </text:span><text:span text:style-name="T123">except </text:span><text:span text:style-name="T122">for </text:span><text:span text:style-name="Source_20_Text"><text:span text:style-name="T111">autoComplete</text:span></text:span><text:span text:style-name="Source_20_Text"><text:span text:style-name="T119">, </text:span></text:span><text:span text:style-name="Source_20_Text"><text:span text:style-name="T123">which is required to be </text:span></text:span><text:span text:style-name="Source_20_Text"><text:span text:style-name="T122">bi-arg.</text:span></text:span></text:p>
            <text:p text:style-name="P90"><text:span text:style-name="T115">For regular objects, </text:span><text:span text:style-name="T116">action</text:span><text:span text:style-name="T115">-support methods must reference parameters by index (0, 1, 2, …). </text:span><text:span text:style-name="T117">However,</text:span><text:span text:style-name="T115"> </text:span><text:span text:style-name="T114">wit</text:span><text:span text:style-name="T115">h </text:span><text:span text:style-name="T125">Mixins</text:span><text:span text:style-name="T115"> it is allowed to reference parameters</text:span><text:span text:style-name="T113"> by name. </text:span></text:p>
            <text:p text:style-name="P91"><text:span text:style-name="T113">Example: </text:span><text:span text:style-name="T124">Action Mixin</text:span><text:span text:style-name="T113">, with </text:span><text:span text:style-name="T116">nested class</text:span><text:span text:style-name="T113"> </text:span><text:span text:style-name="T112">Parameters</text:span><text:span text:style-name="T120">, </text:span><text:span text:style-name="T122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86">@Action</text:span></text:span></text:p>
                  <text:p text:style-name="Preformatted_20_Text"><text:span text:style-name="Source_20_Text"><text:span text:style-name="T86">@RequiredArgsConstructor</text:span></text:span></text:p>
                  <text:p text:style-name="Preformatted_20_Text"><text:span text:style-name="Source_20_Text"><text:span text:style-name="T81">public</text:span></text:span><text:span text:style-name="T70"> </text:span><text:span text:style-name="Source_20_Text"><text:span text:style-name="T82">class</text:span></text:span><text:span text:style-name="T70"> </text:span><text:span text:style-name="Source_20_Text"><text:span text:style-name="T70">Customer_placeOrder {</text:span></text:span></text:p>
                  <text:p text:style-name="P41"/>
                  <text:p text:style-name="Preformatted_20_Text"><text:span text:style-name="Source_20_Text"><text:span text:style-name="T70"><text:s text:c="4"/></text:span></text:span><text:span text:style-name="Source_20_Text"><text:span text:style-name="T82">private</text:span></text:span><text:span text:style-name="T70"> </text:span><text:span text:style-name="Source_20_Text"><text:span text:style-name="T82">final</text:span></text:span><text:span text:style-name="T70"> </text:span><text:span text:style-name="Source_20_Text"><text:span text:style-name="T70">Customer target; </text:span></text:span></text:p>
                  <text:p text:style-name="P41"/>
                  <text:p text:style-name="P47"><text:span text:style-name="Source_20_Text"><text:span text:style-name="T20"><text:s text:c="5"/>// </text:span></text:span><text:span text:style-name="Source_20_Text"><text:span text:style-name="T22">typed tuple made of all the </text:span></text:span><text:span text:style-name="Source_20_Text"><text:span text:style-name="T23">action </text:span></text:span><text:span text:style-name="Source_20_Text"><text:span text:style-name="T22">parameters</text:span></text:span></text:p>
                  <text:p text:style-name="Preformatted_20_Text"><text:span text:style-name="Source_20_Text"><text:span text:style-name="T70"><text:s text:c="4"/></text:span></text:span><text:span text:style-name="Source_20_Text"><text:span text:style-name="T86">@Value</text:span></text:span><text:span text:style-name="T86"> </text:span><text:span text:style-name="Source_20_Text"><text:span text:style-name="T86">@Accessors</text:span></text:span><text:span text:style-name="Source_20_Text"><text:span text:style-name="T70">(fluent = true) </text:span></text:span></text:p>
                  <text:p text:style-name="Preformatted_20_Text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82">static</text:span></text:span><text:span text:style-name="T82"> </text:span><text:span text:style-name="Source_20_Text"><text:span text:style-name="T82">class</text:span></text:span><text:span text:style-name="T70"> </text:span><text:span text:style-name="Source_20_Text"><text:span text:style-name="T70">Parameters { </text:span></text:span></text:p>
                  <text:p text:style-name="Preformatted_20_Text"><text:span text:style-name="Source_20_Text"><text:span text:style-name="T70"><text:s text:c="8"/>Product product;</text:span></text:span></text:p>
                  <text:p text:style-name="Preformatted_20_Text"><text:span text:style-name="Source_20_Text"><text:span text:style-name="T70"><text:s text:c="8"/>int</text:span></text:span><text:span text:style-name="T70"> </text:span><text:span text:style-name="Source_20_Text"><text:span text:style-name="T70">quantity;</text:span></text:span></text:p>
                  <text:p text:style-name="Preformatted_20_Text"><text:span text:style-name="Source_20_Text"><text:span text:style-name="T70"><text:s text:c="4"/>}</text:span></text:span></text:p>
                  <text:p text:style-name="P41"/>
                  <text:p text:style-name="Preformatted_20_Text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Customer act(</text:span></text:span></text:p>
                  <text:p text:style-name="Preformatted_20_Text"><text:span text:style-name="Source_20_Text"><text:span text:style-name="T70"><text:s text:c="8"/></text:span></text:span><text:span text:style-name="Source_20_Text"><text:span text:style-name="T86">@Parameter</text:span></text:span><text:span text:style-name="Source_20_Text"><text:span text:style-name="T70"> Product product,</text:span></text:span></text:p>
                  <text:p text:style-name="Preformatted_20_Text"><text:span text:style-name="Source_20_Text"><text:span text:style-name="T70"><text:s text:c="8"/></text:span></text:span><text:span text:style-name="Source_20_Text"><text:span text:style-name="T86">@Parameter</text:span></text:span><text:span text:style-name="Source_20_Text"><text:span text:style-name="T70"> int</text:span></text:span><text:span text:style-name="T70"> </text:span><text:span text:style-name="Source_20_Text"><text:span text:style-name="T70">quantity) {</text:span></text:span></text:p>
                  <text:p text:style-name="Preformatted_20_Text"><text:span text:style-name="Source_20_Text"><text:span text:style-name="T70"><text:s text:c="8"/></text:span></text:span><text:span text:style-name="Source_20_Text"><text:span text:style-name="T21">// ...</text:span></text:span></text:p>
                  <text:p text:style-name="Preformatted_20_Text"><text:span text:style-name="Source_20_Text"><text:span text:style-name="T70"><text:s text:c="8"/>return</text:span></text:span><text:span text:style-name="T70"> </text:span><text:span text:style-name="Source_20_Text"><text:span text:style-name="T70">target;</text:span></text:span></text:p>
                  <text:p text:style-name="Preformatted_20_Text"><text:span text:style-name="Source_20_Text"><text:span text:style-name="T70"><text:s text:c="4"/>}</text:span></text:span></text:p>
                  <text:p text:style-name="P41"/>
                  <text:p text:style-name="P50"><text:span text:style-name="Source_20_Text"><text:span text:style-name="T70"><text:s text:c="4"/></text:span></text:span><text:span text:style-name="Source_20_Text"><text:span text:style-name="T21">// supporting methods (no action name reference required)</text:span></text:span></text:p>
                  <text:p text:style-name="Preformatted_20_Text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boolean</text:span></text:span><text:span text:style-name="T70"> </text:span><text:span text:style-name="Source_20_Text"><text:span text:style-name="T70">hide() { ... } </text:span></text:span></text:p>
                  <text:p text:style-name="Preformatted_20_Text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String disable() { ... }</text:span></text:span></text:p>
                  <text:p text:style-name="Preformatted_20_Text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String validate(Parameters params) { ... }</text:span></text:span></text:p>
                  <text:p text:style-name="P41"/>
                  <text:p text:style-name="P50"><text:span text:style-name="Source_20_Text"><text:span text:style-name="T70"><text:s text:c="4"/></text:span></text:span><text:span text:style-name="Source_20_Text"><text:span text:style-name="T21">// parameter supporting methods (exemplified on first parameter)</text:span></text:span></text:p>
                  <text:p text:style-name="Preformatted_20_Text"><text:span text:style-name="Source_20_Text"><text:span text:style-name="T70"><text:s text:c="4"/></text:span></text:span><text:span text:style-name="Source_20_Text"><text:span text:style-name="T82">public</text:span></text:span><text:span text:style-name="T82"> </text:span><text:span text:style-name="Source_20_Text"><text:span text:style-name="T10">boolean</text:span></text:span><text:span text:style-name="T70"> </text:span><text:span text:style-name="Source_20_Text"><text:span text:style-name="T70">hideProduct(Parameters params) { ... } </text:span></text:span></text:p>
                  <text:p text:style-name="Standard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String disableProduct(Parameters params) { ... }</text:span></text:span></text:p>
                  <text:p text:style-name="Standard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String validateProduct(Parameters params) { ... }</text:span></text:span></text:p>
                  <text:p text:style-name="Standard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Collection&lt;Product&gt; choicesProduct(Parameters params){ ... }</text:span></text:span></text:p>
                  <text:p text:style-name="P51"><text:span text:style-name="Source_20_Text"><text:span text:style-name="T70"><text:s text:c="3"/></text:span></text:span><text:span text:style-name="Source_20_Text"><text:span text:style-name="T21"><text:s/>// note: additional search parameter required</text:span></text:span></text:p>
                  <text:p text:style-name="P58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Collection&lt;Product&gt; autoCompleteProduct(</text:span></text:span></text:p>
                  <text:p text:style-name="P58"><text:span text:style-name="Source_20_Text"><text:span text:style-name="T70"><text:s text:c="10"/>Parameters params, String search) { ... } </text:span></text:span></text:p>
                  <text:p text:style-name="Standard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Product defaultProduct(Parameters params) { ... }</text:span></text:span></text:p>
                  <text:p text:style-name="P45"/>
                  <text:p text:style-name="P40"><text:span text:style-name="Source_20_Text"><text:span text:style-name="T69"><text:s text:c="4"/></text:span></text:span><text:span text:style-name="Source_20_Text"><text:span text:style-name="T20">// parameter supporting methods (exemplified on second parameter)</text:span></text:span></text:p>
                  <text:p text:style-name="Standard"><text:span text:style-name="Source_20_Text"><text:span text:style-name="T70"><text:s text:c="4"/></text:span></text:span><text:span text:style-name="Source_20_Text"><text:span text:style-name="T82">public</text:span></text:span><text:span text:style-name="T70"> </text:span><text:span text:style-name="Source_20_Text"><text:span text:style-name="T70">boolean</text:span></text:span><text:span text:style-name="T70"> </text:span><text:span text:style-name="Source_20_Text"><text:span text:style-name="T70">hideQuantity(Parameters params) { ... } </text:span></text:span></text:p>
                  <text:p text:style-name="P50"><text:span text:style-name="Source_20_Text"><text:span text:style-name="T70"><text:s text:c="4"/></text:span></text:span><text:span text:style-name="Source_20_Text"><text:span text:style-name="T21">// ...</text:span></text:span></text:p>
                  <text:p text:style-name="Standard"><text:span text:style-name="Source_20_Text"><text:span text:style-name="T70">}</text:span></text:span></text:p>
                </table:table-cell>
              </table:table-row>
            </table:table>
            <text:h text:style-name="P98" text:outline-level="2">Entity <text:span text:style-name="T102">and </text:span>Viewmodel <text:span text:style-name="T102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72">JPA Entities (javax.persistence)</text:p>
                </table:table-cell>
              </table:table-row>
              <table:table-row table:style-name="TableLine2427951123312">
                <table:table-cell table:style-name="Table14.A2" office:value-type="string">
                  <text:p text:style-name="P73">@Entity @Table @NamedQueries @Id @Version @Column @Transient</text:p>
                </table:table-cell>
              </table:table-row>
              <table:table-row table:style-name="TableLine2427951135280">
                <table:table-cell table:style-name="Table14.A3" office:value-type="string">
                  <text:p text:style-name="P74">JDO Entities (javax.jdo.annotation)</text:p>
                </table:table-cell>
              </table:table-row>
              <table:table-row table:style-name="TableLine2427951124400">
                <table:table-cell table:style-name="Table14.A5" office:value-type="string">
                  <text:p text:style-name="P75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27951132016">
                <table:table-cell table:style-name="Table14.A5" office:value-type="string">
                  <text:p text:style-name="P74">JAXB View Models (javax.xml.bind.annotation)</text:p>
                </table:table-cell>
              </table:table-row>
              <table:table-row table:style-name="TableLine2427951128752">
                <table:table-cell table:style-name="Table14.A6" office:value-type="string">
                  <text:p text:style-name="P75">@XmRootElement; @XmlType</text:p>
                  <text:p text:style-name="P75">@XmlAccessorType; @XmlTransient</text:p>
                  <text:p text:style-name="P75">referenced entities: @XmlJavaTypeAdapter(PersistentEntityAdapter.class)</text:p>
                </table:table-cell>
              </table:table-row>
            </table:table>
          </table:table-cell>
        </table:table-row>
        <table:table-row table:style-name="Table9.2">
          <table:table-cell table:style-name="Table9.A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85">Spring <text:span text:style-name="T35">Annotations </text:span>and Standard API</text:p>
                </table:table-cell>
                <table:covered-table-cell/>
              </table:table-row>
              <table:table-row table:style-name="TableLine2427951127392">
                <table:table-cell table:style-name="Table8.A7" office:value-type="string">
                  <text:p text:style-name="P87">@SpringBootApplication @SpringBootTest @Configuration @Import @ComponentScan <text:span text:style-name="T110">@EntityScan</text:span></text:p>
                </table:table-cell>
                <table:table-cell table:style-name="Table8.B2" office:value-type="string">
                  <text:p text:style-name="P88">Bootstrapping</text:p>
                </table:table-cell>
              </table:table-row>
              <table:table-row table:style-name="TableLine2427951133104">
                <table:table-cell table:style-name="Table8.A7" office:value-type="string">
                  <text:p text:style-name="P83">@Component @Service @Repository</text:p>
                </table:table-cell>
                <table:table-cell table:style-name="Table8.B3" office:value-type="string">
                  <text:p text:style-name="P83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27951133648">
                <table:table-cell table:style-name="Table8.A7" office:value-type="string">
                  <text:p text:style-name="P83">@EventListener</text:p>
                </table:table-cell>
                <table:table-cell table:style-name="Table8.B4" office:value-type="string">
                  <text:p text:style-name="P83"><text:span text:style-name="T62">M</text:span>arks a method as a listener for application events. </text:p>
                  <text:p text:style-name="P86"><text:span text:style-name="T104">Domain </text:span>Events <text:span text:style-name="T64">.. subscribe using Spring’s @EventListener</text:span></text:p>
                  <text:p text:style-name="P48">@DomainObject(xxxLifecycleEvent=….)</text:p>
                  <text:p text:style-name="P48">@DomainObjectLayout(xxxUiEvent=….)</text:p>
                  <text:p text:style-name="P48">@Action(domainEvent=….) </text:p>
                  <text:p text:style-name="P48">@Property(domainEvent=…) </text:p>
                  <text:p text:style-name="P48">@Collection(domainEvent=…)</text:p>
                </table:table-cell>
              </table:table-row>
              <table:table-row table:style-name="TableLine2427951141264">
                <table:table-cell table:style-name="Table8.A7" office:value-type="string">
                  <text:p text:style-name="P83">@Nullable</text:p>
                  <text:p text:style-name="P117">(org.springframework.lang)</text:p>
                </table:table-cell>
                <table:table-cell table:style-name="Table8.B5" office:value-type="string">
                  <text:p text:style-name="P83">declare<text:span text:style-name="T63">s</text:span> that annotated elements can be <text:span text:style-name="Source_20_Text"><text:span text:style-name="T69">null</text:span></text:span> </text:p>
                </table:table-cell>
              </table:table-row>
              <table:table-row table:style-name="TableLine2427951151872">
                <table:table-cell table:style-name="Table8.A7" office:value-type="string">
                  <text:p text:style-name="P26">@javax.inject.Inject</text:p>
                  <text:p text:style-name="P26">@Autowired</text:p>
                </table:table-cell>
                <table:table-cell table:style-name="Table8.B6" office:value-type="string">
                  <text:p text:style-name="P89">Marks a constructor, field, setter method, or config method as to be autowired by Spring's dependency injection facilities. </text:p>
                </table:table-cell>
              </table:table-row>
              <table:table-row table:style-name="TableLine2427951148880">
                <table:table-cell table:style-name="Table8.A7" office:value-type="string">
                  <text:p text:style-name="P12">@PostConstruct </text:p>
                </table:table-cell>
                <table:table-cell table:style-name="Table8.B7" office:value-type="string">
                  <text:p text:style-name="P83"><text:span text:style-name="T67">Marks a method to be </text:span>executed after dependency injection is done to perform any initialization.</text:p>
                </table:table-cell>
              </table:table-row>
              <table:table-row table:style-name="TableLine2427951153504">
                <table:table-cell table:style-name="Table8.A8" office:value-type="string">
                  <text:p text:style-name="P12">@PreDestroy</text:p>
                </table:table-cell>
                <table:table-cell table:style-name="Table8.B8" office:value-type="string">
                  <text:p text:style-name="P83"><text:span text:style-name="T67">Marks a method as a listener for </text:span>notification that the instance is in the process of being removed by the container .</text:p>
                </table:table-cell>
              </table:table-row>
            </table:table>
            <text:p text:style-name="P82"/>
          </table:table-cell>
          <table:covered-table-cell table:style-name="Table9.B2"/>
        </table:table-row>
      </table:table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4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3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4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M43S</meta:editing-duration>
    <meta:editing-cycles>92</meta:editing-cycles>
    <meta:generator>LibreOffice/7.2.0.4$Windows_X86_64 LibreOffice_project/9a9c6381e3f7a62afc1329bd359cc48accb6435b</meta:generator>
    <dc:date>2021-08-31T14:37:54.148000000</dc:date>
    <meta:document-statistic meta:table-count="12" meta:image-count="0" meta:object-count="0" meta:page-count="2" meta:paragraph-count="235" meta:word-count="977" meta:character-count="8276" meta:non-whitespace-character-count="7318"/>
  </office:meta>
</office:document-meta>
</file>